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style:contextual-spacing="false" fo:line-height="120%" fo:padding="0in" fo:border="non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line-height="100%" fo:padding="0in" fo:border="none"/>
    </style:style>
    <style:style style:name="P3" style:family="paragraph" style:parent-style-name="Heading_20_1">
      <style:paragraph-properties fo:margin-top="0.2in" fo:margin-bottom="0in" style:contextual-spacing="false"/>
      <style:text-properties style:font-name="Liberation Sans"/>
    </style:style>
    <style:style style:name="P4" style:family="paragraph" style:parent-style-name="Heading_20_1">
      <style:paragraph-properties fo:margin-top="0.2in" fo:margin-bottom="0in" style:contextual-spacing="false"/>
      <style:text-properties fo:color="#00ab44" loext:opacity="100%" style:font-name="Liberation Sans" fo:font-size="14pt" fo:font-weight="bold" style:font-name-asian="Proxima Nova1" style:font-size-asian="14pt" style:font-weight-asian="bold" style:font-name-complex="Proxima Nova1" style:font-size-complex="14pt"/>
    </style:style>
    <style:style style:name="P5" style:family="paragraph" style:parent-style-name="Heading_20_1">
      <style:paragraph-properties fo:margin-top="0.2in" fo:margin-bottom="0.0598in" style:contextual-spacing="false"/>
      <style:text-properties style:font-name="Liberation Sans"/>
    </style:style>
    <style:style style:name="P6" style:family="paragraph" style:parent-style-name="Heading_20_2">
      <style:paragraph-properties fo:margin-left="0in" fo:margin-right="-0.3126in" fo:line-height="100%" fo:text-indent="0in" style:auto-text-indent="false" fo:padding="0in" fo:border="none"/>
      <style:text-properties style:font-name="Liberation Sans" fo:font-size="12pt" officeooo:paragraph-rsid="00127cce" style:font-size-asian="12pt" style:font-size-complex="12pt"/>
    </style:style>
    <style:style style:name="P7" style:family="paragraph" style:parent-style-name="Heading_20_2">
      <style:paragraph-properties fo:margin-left="0in" fo:margin-right="-0.3126in" fo:line-height="100%" fo:text-indent="0in" style:auto-text-indent="false" fo:padding="0in" fo:border="none"/>
      <style:text-properties style:font-name="Liberation Sans" fo:font-size="12pt" officeooo:paragraph-rsid="002055cd" style:font-size-asian="12pt" style:font-size-complex="12pt"/>
    </style:style>
    <style:style style:name="P8" style:family="paragraph" style:parent-style-name="Heading_20_2">
      <style:paragraph-properties fo:margin-left="0in" fo:margin-right="-0.3126in" fo:margin-top="0.0598in" fo:margin-bottom="0in" style:contextual-spacing="false" fo:keep-together="auto" fo:text-indent="0in" style:auto-text-indent="false" fo:keep-with-next="auto"/>
      <style:text-properties style:font-name="Liberation Sans" fo:font-size="12pt" officeooo:paragraph-rsid="002055cd" style:font-size-asian="12pt" style:font-size-complex="12pt"/>
    </style:style>
    <style:style style:name="P9" style:family="paragraph" style:parent-style-name="Heading_20_2">
      <style:paragraph-properties fo:margin-left="0in" fo:margin-right="-0.3126in" fo:margin-top="0.0598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2055cd" style:font-size-asian="12pt" style:font-size-complex="12pt"/>
    </style:style>
    <style:style style:name="P10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1a6890" officeooo:paragraph-rsid="001a6890" style:font-size-asian="12pt" style:font-style-asian="normal" style:font-weight-asian="normal" style:font-size-complex="12pt" style:font-style-complex="normal"/>
    </style:style>
    <style:style style:name="P11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19aab3" officeooo:paragraph-rsid="001a6890" style:font-size-asian="12pt" style:font-style-asian="normal" style:font-weight-asian="normal" style:font-size-complex="12pt" style:font-style-complex="normal"/>
    </style:style>
    <style:style style:name="P12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19aab3" style:font-size-asian="12pt" style:font-size-complex="12pt"/>
    </style:style>
    <style:style style:name="P13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style:font-name="Liberation Sans" fo:font-size="12pt" officeooo:rsid="00127cce" officeooo:paragraph-rsid="00127cce" style:font-size-asian="12pt" style:font-size-complex="12pt"/>
    </style:style>
    <style:style style:name="P14" style:family="paragraph" style:parent-style-name="Standard">
      <style:paragraph-properties fo:margin-left="0in" fo:margin-right="-0.3126in" fo:margin-top="0.0555in" fo:margin-bottom="0.139in" style:contextual-spacing="false" fo:line-height="120%" fo:text-indent="0in" style:auto-text-indent="false" fo:padding="0in" fo:border="none"/>
      <style:text-properties style:font-name="Liberation Sans" fo:font-size="12pt" style:font-size-asian="12pt" style:font-size-complex="12pt"/>
    </style:style>
    <style:style style:name="P15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/>
      <style:text-properties fo:color="#666666" loext:opacity="100%" style:font-name="Liberation Sans" fo:font-size="11pt" style:font-size-asian="11pt" style:font-size-complex="11pt"/>
    </style:style>
    <style:style style:name="P16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2055cd" style:font-size-asian="11pt" style:font-size-complex="11pt"/>
    </style:style>
    <style:style style:name="P17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1a6890" style:font-size-asian="11pt" style:font-size-complex="11pt"/>
    </style:style>
    <style:style style:name="P18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127cce" style:font-size-asian="11pt" style:font-size-complex="11pt"/>
    </style:style>
    <style:style style:name="P19" style:family="paragraph" style:parent-style-name="Standard">
      <style:paragraph-properties fo:margin-left="0in" fo:margin-right="-0.3126in" fo:text-indent="0in" style:auto-text-indent="false"/>
      <style:text-properties style:font-name="Liberation Sans" fo:font-size="12pt" style:font-size-asian="12pt" style:font-size-complex="12pt"/>
    </style:style>
    <style:style style:name="P20" style:family="paragraph" style:parent-style-name="Title" style:master-page-name="Standard">
      <style:paragraph-properties style:page-number="1"/>
      <style:text-properties style:font-name="Liberation Sans"/>
    </style:style>
    <style:style style:name="P21" style:family="paragraph" style:parent-style-name="Standard" style:list-style-name="WWNum3">
      <style:paragraph-properties fo:margin-left="0in" fo:margin-right="-0.3126in" fo:margin-top="0.0598in" fo:margin-bottom="0in" style:contextual-spacing="false" fo:line-height="130%" fo:orphans="0" fo:widows="0" fo:text-indent="0in" style:auto-text-indent="false"/>
      <style:text-properties style:font-name="Liberation Sans" fo:font-size="12pt" style:font-size-asian="12pt" style:font-size-complex="12pt"/>
    </style:style>
    <style:style style:name="P22" style:family="paragraph" style:parent-style-name="Standard" style:list-style-name="WWNum3">
      <style:paragraph-properties fo:margin-left="0in" fo:margin-right="-0.3126in" fo:margin-top="0in" fo:margin-bottom="0in" style:contextual-spacing="false" fo:line-height="130%" fo:orphans="0" fo:widows="0" fo:text-indent="0in" style:auto-text-indent="false"/>
      <style:text-properties style:font-name="Liberation Sans" fo:font-size="12pt" officeooo:paragraph-rsid="00208e34" style:font-size-asian="12pt" style:font-size-complex="12pt"/>
    </style:style>
    <style:style style:name="P23" style:family="paragraph" style:parent-style-name="Standard">
      <style:paragraph-properties fo:margin-left="0in" fo:margin-right="-0.3126in" fo:margin-top="0.0398in" fo:margin-bottom="0.0398in" style:contextual-spacing="false" fo:line-height="100%" fo:text-indent="0in" style:auto-text-indent="false" fo:padding="0in" fo:border="none"/>
      <style:text-properties style:font-name="Liberation Sans" fo:font-size="12pt" style:font-size-asian="12pt" style:font-size-complex="12pt"/>
    </style:style>
    <style:style style:name="P24" style:family="paragraph" style:parent-style-name="Standard">
      <style:paragraph-properties fo:margin-left="0in" fo:margin-right="-0.3126in" fo:margin-top="0.0398in" fo:margin-bottom="0.0398in" style:contextual-spacing="false" fo:line-height="100%" fo:text-indent="0in" style:auto-text-indent="false" fo:padding="0in" fo:border="none"/>
      <style:text-properties fo:color="#434343" loext:opacity="100%" style:font-name="Liberation Sans" fo:font-size="12pt" style:font-size-asian="12pt" style:font-size-complex="12pt"/>
    </style:style>
    <style:style style:name="P25" style:family="paragraph" style:parent-style-name="Standard">
      <style:paragraph-properties fo:margin-left="0in" fo:margin-right="-0.3126in" fo:margin-top="0.0555in" fo:margin-bottom="0.139in" style:contextual-spacing="false" fo:line-height="120%" fo:text-indent="0in" style:auto-text-indent="false" fo:padding="0in" fo:border="none"/>
      <style:text-properties style:font-name="Liberation Sans" fo:font-size="12pt" officeooo:paragraph-rsid="00292b68" style:font-size-asian="12pt" style:font-size-complex="12pt"/>
    </style:style>
    <style:style style:name="P26" style:family="paragraph" style:parent-style-name="Standard" style:master-page-name="">
      <loext:graphic-properties draw:fill="none"/>
      <style:paragraph-properties fo:margin-left="0in" fo:margin-right="-0.8752in" fo:margin-top="0in" fo:margin-bottom="0in" style:contextual-spacing="false" fo:line-height="130%" fo:orphans="0" fo:widows="0" fo:text-indent="0in" style:auto-text-indent="false" style:page-number="auto" fo:background-color="transparent"/>
      <style:text-properties style:font-name="Liberation Sans" fo:font-size="12pt" style:font-size-asian="12pt" style:font-size-complex="12pt"/>
    </style:style>
    <style:style style:name="T1" style:family="text">
      <style:text-properties fo:color="#434343" loext:opacity="100%"/>
    </style:style>
    <style:style style:name="T2" style:family="text">
      <style:text-properties fo:color="#434343" loext:opacity="100%" style:font-name-asian="Proxima Nova1" style:font-name-complex="Proxima Nova1"/>
    </style:style>
    <style:style style:name="T3" style:family="text">
      <style:text-properties fo:color="#666666" loext:opacity="100%"/>
    </style:style>
    <style:style style:name="T4" style:family="text">
      <style:text-properties fo:color="#666666" loext:opacity="100%" fo:font-style="italic" fo:font-weight="normal" style:font-style-asian="italic" style:font-weight-asian="normal"/>
    </style:style>
    <style:style style:name="T5" style:family="text">
      <style:text-properties fo:color="#666666" loext:opacity="100%" fo:font-style="italic" fo:font-weight="normal" style:font-name-asian="Proxima Nova1" style:font-style-asian="italic" style:font-weight-asian="normal" style:font-name-complex="Proxima Nova1"/>
    </style:style>
    <style:style style:name="T6" style:family="text">
      <style:text-properties fo:color="#666666" loext:opacity="100%" fo:font-style="italic" fo:font-weight="normal" officeooo:rsid="0019aab3" style:font-name-asian="Proxima Nova1" style:font-style-asian="italic" style:font-weight-asian="normal" style:font-name-complex="Proxima Nova1"/>
    </style:style>
    <style:style style:name="T7" style:family="text">
      <style:text-properties fo:color="#666666" loext:opacity="100%" fo:font-style="italic" fo:font-weight="normal" officeooo:rsid="00127cce" style:font-name-asian="Proxima Nova1" style:font-style-asian="italic" style:font-weight-asian="normal" style:font-name-complex="Proxima Nova1"/>
    </style:style>
    <style:style style:name="T8" style:family="text">
      <style:text-properties fo:color="#666666" loext:opacity="100%" fo:font-style="italic" fo:font-weight="normal" officeooo:rsid="002055cd" style:font-name-asian="Proxima Nova1" style:font-style-asian="italic" style:font-weight-asian="normal" style:font-name-complex="Proxima Nova1"/>
    </style:style>
    <style:style style:name="T9" style:family="text">
      <style:text-properties fo:color="#666666" loext:opacity="100%" fo:font-style="italic" fo:font-weight="normal" officeooo:rsid="00248809" style:font-name-asian="Proxima Nova1" style:font-style-asian="italic" style:font-weight-asian="normal" style:font-name-complex="Proxima Nova1"/>
    </style:style>
    <style:style style:name="T10" style:family="text">
      <style:text-properties fo:color="#666666" loext:opacity="100%" officeooo:rsid="001a6890"/>
    </style:style>
    <style:style style:name="T11" style:family="text">
      <style:text-properties fo:color="#666666" loext:opacity="100%" officeooo:rsid="0019aab3"/>
    </style:style>
    <style:style style:name="T12" style:family="text">
      <style:text-properties fo:color="#666666" loext:opacity="100%" style:font-name-asian="Proxima Nova1" style:font-name-complex="Proxima Nova1"/>
    </style:style>
    <style:style style:name="T13" style:family="text">
      <style:text-properties fo:color="#666666" loext:opacity="100%" officeooo:rsid="001a6890" style:font-name-asian="Proxima Nova1" style:font-name-complex="Proxima Nova1"/>
    </style:style>
    <style:style style:name="T14" style:family="text">
      <style:text-properties fo:color="#666666" loext:opacity="100%" officeooo:rsid="0027ddd2" style:font-name-asian="Proxima Nova1" style:font-name-complex="Proxima Nova1"/>
    </style:style>
    <style:style style:name="T15" style:family="text">
      <style:text-properties fo:color="#666666" loext:opacity="100%" officeooo:rsid="00127cce"/>
    </style:style>
    <style:style style:name="T16" style:family="text">
      <style:text-properties fo:color="#353744" loext:opacity="100%" fo:font-weight="bold" style:font-weight-asian="bold"/>
    </style:style>
    <style:style style:name="T17" style:family="text">
      <style:text-properties fo:color="#353744" loext:opacity="100%" fo:font-weight="bold" officeooo:rsid="002055cd" style:font-weight-asian="bold"/>
    </style:style>
    <style:style style:name="T18" style:family="text">
      <style:text-properties fo:color="#353744" loext:opacity="100%" fo:font-weight="bold" officeooo:rsid="0027ddd2" style:font-weight-asian="bold"/>
    </style:style>
    <style:style style:name="T19" style:family="text">
      <style:text-properties fo:color="#353744" loext:opacity="100%" fo:font-weight="bold" officeooo:rsid="00127cce" style:font-name-asian="Proxima Nova1" style:font-weight-asian="bold" style:font-name-complex="Proxima Nova1"/>
    </style:style>
    <style:style style:name="T20" style:family="text">
      <style:text-properties fo:color="#353744" loext:opacity="100%" fo:font-style="normal" fo:font-weight="bold" officeooo:rsid="001a6890" style:font-name-asian="Proxima Nova1" style:font-style-asian="normal" style:font-weight-asian="bold" style:font-name-complex="Proxima Nova1" style:font-style-complex="normal"/>
    </style:style>
    <style:style style:name="T21" style:family="text">
      <style:text-properties fo:color="#353744" loext:opacity="100%" fo:font-style="normal" fo:font-weight="bold" officeooo:rsid="0019aab3" style:font-name-asian="Proxima Nova1" style:font-style-asian="normal" style:font-weight-asian="bold" style:font-name-complex="Proxima Nova1" style:font-style-complex="normal"/>
    </style:style>
    <style:style style:name="T22" style:family="text">
      <style:text-properties fo:font-weight="bold" style:font-weight-asian="bold"/>
    </style:style>
    <style:style style:name="T23" style:family="text">
      <style:text-properties officeooo:rsid="001184d3"/>
    </style:style>
    <style:style style:name="T24" style:family="text">
      <style:text-properties officeooo:rsid="00127cce"/>
    </style:style>
    <style:style style:name="T25" style:family="text">
      <style:text-properties officeooo:rsid="0019aab3"/>
    </style:style>
    <style:style style:name="T26" style:family="text">
      <style:text-properties fo:color="#000000" loext:opacity="100%" fo:font-style="normal" fo:font-weight="normal" style:font-style-asian="normal" style:font-weight-asian="normal" style:font-style-complex="normal"/>
    </style:style>
    <style:style style:name="T27" style:family="text">
      <style:text-properties fo:color="#000000" loext:opacity="100%" fo:font-style="normal" fo:font-weight="normal" officeooo:rsid="00103ef5" style:font-style-asian="normal" style:font-weight-asian="normal" style:font-style-complex="normal"/>
    </style:style>
    <style:style style:name="T28" style:family="text">
      <style:text-properties officeooo:rsid="001de3b4"/>
    </style:style>
    <style:style style:name="T29" style:family="text">
      <style:text-properties officeooo:rsid="002055cd"/>
    </style:style>
    <style:style style:name="T30" style:family="text">
      <style:text-properties officeooo:rsid="0020776e"/>
    </style:style>
    <style:style style:name="T31" style:family="text">
      <style:text-properties officeooo:rsid="00208e34"/>
    </style:style>
    <style:style style:name="T32" style:family="text">
      <style:text-properties officeooo:rsid="00234f18"/>
    </style:style>
    <style:style style:name="T33" style:family="text">
      <style:text-properties officeooo:rsid="0024238e"/>
    </style:style>
    <style:style style:name="T34" style:family="text">
      <style:text-properties officeooo:rsid="0027ddd2"/>
    </style:style>
    <style:style style:name="T35" style:family="text">
      <style:text-properties officeooo:rsid="00292b68"/>
    </style:style>
    <style:style style:name="T36" style:family="text">
      <style:text-properties officeooo:rsid="002a87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5x0d5h95i329"/>Luke Ogburn</text:p>
      <text:p text:style-name="P23"><text:span text:style-name="T2">(</text:span><text:span text:style-name="T1">804</text:span><text:span text:style-name="T2">) </text:span><text:span text:style-name="T1">912-5784</text:span></text:p>
      <text:p text:style-name="P23"><text:span text:style-name="T1">ogburnjl@dukes.jmu</text:span><text:span text:style-name="T2">.</text:span><text:span text:style-name="T1">edu</text:span></text:p>
      <text:p text:style-name="P24">lukeogburn.com</text:p>
      <text:p text:style-name="P3"><text:bookmark text:name="_pwnp1k6vsbh1"/>EDUCATION</text:p>
      <text:p text:style-name="P8"><text:bookmark text:name="_jpv9v4b642w5"/>James Madison University <text:span text:style-name="T3">–</text:span><text:span text:style-name="T4"> </text:span><text:span text:style-name="T8">Harriso</text:span><text:span text:style-name="T9">nb</text:span><text:span text:style-name="T8">urg</text:span><text:span text:style-name="T4">, VA</text:span></text:p>
      <text:p text:style-name="P15"><text:span text:style-name="T30">3.4 GPA · </text:span>MAY 2023</text:p>
      <text:p text:style-name="P19">Bachelor of Science in Computer Science</text:p>
      <text:p text:style-name="P4"><text:bookmark text:name="_5sh58lh512k2"/>EXPERIENCE</text:p>
      <text:p text:style-name="P9"><text:span text:style-name="T20">SCC Applications Internship</text:span><text:span text:style-name="T5"> - </text:span><text:span text:style-name="T6">Software Developer</text:span></text:p>
      <text:p text:style-name="P16"><text:span text:style-name="T10">MAY</text:span><text:span text:style-name="T11"> 2021</text:span><text:span text:style-name="T3"> –</text:span><text:span text:style-name="T12"> </text:span><text:span text:style-name="T13">AUG 2021</text:span></text:p>
      <text:p text:style-name="P10">Developed the front and back ends of web applications for the Virginia State Corporation Commission using Vue.js and C#</text:p>
      <text:p text:style-name="P7"><text:span text:style-name="T20">JMU </text:span><text:span text:style-name="T21">4-VA Sad</text:span><text:span text:style-name="T20">d</text:span><text:span text:style-name="T21">le Project</text:span><text:span text:style-name="T5"> - </text:span><text:span text:style-name="T6">Software Developer</text:span></text:p>
      <text:p text:style-name="P17"><text:span text:style-name="T11">JAN 2021</text:span><text:span text:style-name="T3"> –</text:span><text:span text:style-name="T12"> </text:span><text:span text:style-name="T14">DEC </text:span><text:span text:style-name="T13">2021</text:span></text:p>
      <text:p text:style-name="P11"><text:span text:style-name="T34">Designed and implemented</text:span> software to record and encrypt video for secure storage on an environmental data collection drone</text:p>
      <text:p text:style-name="P7">VCU Internship<text:span text:style-name="T5"> - </text:span><text:span text:style-name="T4">Web Developer</text:span></text:p>
      <text:p text:style-name="P16"><text:span text:style-name="T3">JUNE 2017 –</text:span><text:span text:style-name="T12"> </text:span><text:span text:style-name="T3">AUG 2017</text:span></text:p>
      <text:p text:style-name="P12"><text:span text:style-name="T27">Collaborated with a team to w</text:span><text:span text:style-name="T26">ork with database</text:span><text:span text:style-name="T27">s</text:span><text:span text:style-name="T26"> to build a website displaying and managing information</text:span></text:p>
      <text:p text:style-name="P6"><text:span text:style-name="T19">Publix</text:span><text:span text:style-name="T5"> - </text:span><text:span text:style-name="T7">Customer Service / Produce Associate</text:span></text:p>
      <text:p text:style-name="P18"><text:span text:style-name="T3">JUNE </text:span><text:span text:style-name="T15">2020</text:span><text:span text:style-name="T3"> –</text:span><text:span text:style-name="T12"> </text:span><text:span text:style-name="T13">MAY 2021</text:span></text:p>
      <text:p text:style-name="P13">Exercised interpersonal skills and developed skills to work as a cashier, <text:span text:style-name="T29">shelf stocker</text:span>, and produce associ<text:span text:style-name="T36">`</text:span>ate</text:p>
      <text:p text:style-name="P3"><text:bookmark text:name="_3hy8rkwzatey"/>PROJECTS</text:p>
      <text:p text:style-name="P25"><text:span text:style-name="T16">URL </text:span><text:span text:style-name="T17">Shortener</text:span><text:span text:style-name="T22"> –</text:span> Uses a database to keep track of shortened URLs and allows users to be redirected to a longer <text:span text:style-name="T29">URL</text:span> (visit <text:span text:style-name="T33">https://</text:span>lukeo.link)</text:p>
      <text:p text:style-name="P14"><text:span text:style-name="T18">IB Site</text:span><text:span text:style-name="T22"> –</text:span> <text:span text:style-name="T34">A fully developed social media site for high school students. </text:span><text:span text:style-name="T35">Developed from scratch and includes full moderation tools.</text:span></text:p>
      <text:p text:style-name="P5"><text:bookmark text:name="_2la81hx5ckg"/>SKILLS</text:p>
      <text:list xml:id="list2451040751" text:style-name="WWNum3">
        <text:list-header>
          <text:p text:style-name="P21"><text:span text:style-name="T22">Fluent</text:span>: PHP, HTML, CSS, <text:span text:style-name="T28">Java, Javascript, </text:span><text:span text:style-name="T31">Python</text:span></text:p>
          <text:p text:style-name="P22"><text:span text:style-name="T22">Proficient</text:span>: <text:span text:style-name="T25">Ubuntu</text:span> servers, MySQL,<text:span text:style-name="T23"> </text:span><text:span text:style-name="T31">C, C#, </text:span><text:span text:style-name="T32">Vue</text:span></text:p>
        </text:list-header>
      </text:list>
      <text:p text:style-name="P26"><text:span text:style-name="T22">Developing</text:span>: <text:span text:style-name="T24">Kotlin</text:span><text:span text:style-name="T23">, Docker, </text:span><text:span text:style-name="T31">Ru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in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auto-update="true" style:default-outline-level="" style:class="text">
      <style:paragraph-properties fo:margin-top="0.2in" fo:margin-bottom="0.0902in" style:contextual-spacing="false" fo:line-height="100%" fo:keep-together="always" fo:keep-with-next="always"/>
      <style:text-properties fo:color="#00ab44" loext:opacity="100%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0835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size="30pt" style:font-name-asian="Proxima Nova1" style:font-family-asian="'Proxima Nova'" style:font-family-generic-asian="system" style:font-pitch-asian="variable" style:font-size-asian="30pt" style:font-name-complex="Proxima Nova1" style:font-family-complex="'Proxima Nova'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 fo:keep-together="always" fo:keep-with-next="always"/>
      <style:text-properties fo:color="#00ab44" loext:opacity="100%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" fo:font-family="'Proxima Nova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style:contextual-spacing="false" fo:line-height="120%" fo:padding="0in" fo:border="none"/>
      <style:text-properties style:font-name="Proxima Nova" style:font-name-asian="Proxima Nova1" style:font-name-complex="Proxima Nova1"/>
    </style:style>
    <style:style style:name="MP2" style:family="paragraph" style:parent-style-name="Standard">
      <style:paragraph-properties fo:line-height="100%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09-28T18:41:18.223805935</dc:date>
    <meta:editing-duration>PT4H31M40S</meta:editing-duration>
    <meta:editing-cycles>25</meta:editing-cycles>
    <meta:document-statistic meta:table-count="0" meta:image-count="0" meta:object-count="0" meta:page-count="1" meta:paragraph-count="28" meta:word-count="199" meta:character-count="1290" meta:non-whitespace-character-count="1114"/>
  </office:meta>
</office:document-meta>
</file>